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fill="solid" draw:fill-color="#80008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32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800000" draw:fill="none" fo:min-height="0.5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ffffff" draw:fill="solid" draw:fill-color="#333366" draw:textarea-horizontal-align="justify" draw:textarea-vertical-align="middle" draw:auto-grow-height="false"/>
    </style:style>
    <style:style style:name="gr17" style:family="graphic" style:parent-style-name="standard">
      <style:graphic-properties svg:stroke-width="0.3cm" svg:stroke-color="#333366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standard">
      <style:graphic-properties draw:stroke="none" draw:fill="hatch" draw:fill-color="#ff9966" draw:fill-hatch-name="Red_20_Crossed_20_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text-properties fo:font-family="Courier" style:font-family-generic="swiss" style:font-pitch="variable" fo:font-size="14pt"/>
    </style:style>
    <style:style style:name="P7" style:family="paragraph">
      <style:paragraph-properties fo:margin-left="0cm" fo:margin-right="0cm" fo:text-indent="0cm"/>
      <style:text-properties fo:color="#ffffff" fo:font-family="Courier" style:font-family-generic="swiss" style:font-pitch="variable" fo:font-size="14pt"/>
    </style:style>
    <style:style style:name="P8" style:family="paragraph">
      <style:paragraph-properties fo:margin-left="0cm" fo:margin-right="0cm" fo:text-indent="0cm"/>
      <style:text-properties fo:color="#ffffff" fo:font-size="14pt"/>
    </style:style>
    <style:style style:name="P9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weight="bold"/>
    </style:style>
    <style:style style:name="P10" style:family="paragraph">
      <style:text-properties fo:color="#800000" fo:font-family="Courier" style:font-family-generic="swiss" style:font-pitch="variable" fo:font-size="14pt"/>
    </style:style>
    <style:style style:name="P11" style:family="paragraph">
      <style:paragraph-properties fo:margin-left="0cm" fo:margin-right="0cm" fo:text-indent="0cm">
        <style:tab-stops>
          <style:tab-stop style:position="2.841cm"/>
        </style:tab-stops>
      </style:paragraph-properties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color="#ffffff" fo:font-size="18pt"/>
    </style:style>
    <style:style style:name="P14" style:family="paragraph">
      <style:paragraph-properties fo:margin-left="0cm" fo:margin-right="0cm" fo:text-indent="0cm"/>
      <style:text-properties fo:font-family="Courier" style:font-family-generic="swiss" style:font-pitch="variable" fo:font-size="14pt"/>
    </style:style>
    <style:style style:name="P15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family="Courier" style:font-family-generic="swiss" style:font-pitch="variable" fo:font-size="16pt" fo:font-weight="bold"/>
    </style:style>
    <style:style style:name="T2" style:family="text">
      <style:text-properties fo:font-size="14pt"/>
    </style:style>
    <style:style style:name="T3" style:family="text">
      <style:text-properties fo:font-family="Courier" style:font-family-generic="swiss" style:font-pitch="variable" fo:font-weight="bold"/>
    </style:style>
    <style:style style:name="T4" style:family="text">
      <style:text-properties fo:color="#ffffff"/>
    </style:style>
    <style:style style:name="T5" style:family="text">
      <style:text-properties fo:font-family="Courier" style:font-family-generic="swiss" style:font-pitch="variable" fo:font-size="14pt"/>
    </style:style>
    <style:style style:name="T6" style:family="text">
      <style:text-properties fo:color="#ffffff" fo:font-family="Courier" style:font-family-generic="swiss" style:font-pitch="variable" fo:font-size="14pt"/>
    </style:style>
    <style:style style:name="T7" style:family="text">
      <style:text-properties fo:color="#ffffff" fo:font-size="14pt"/>
    </style:style>
    <style:style style:name="T8" style:family="text">
      <style:text-properties fo:color="#ffffff" fo:font-family="'Arial Black'" style:font-family-generic="swiss" style:font-pitch="variable" fo:font-weight="bold"/>
    </style:style>
    <style:style style:name="T9" style:family="text">
      <style:text-properties fo:color="#800000" fo:font-family="Arial" style:font-family-generic="swiss" style:font-pitch="variable" fo:font-size="14pt"/>
    </style:style>
    <style:style style:name="T10" style:family="text">
      <style:text-properties fo:color="#800000" fo:font-family="Courier" style:font-family-generic="swiss" style:font-pitch="variable" fo:font-size="14pt"/>
    </style:style>
    <style:style style:name="T11" style:family="text">
      <style:text-properties fo:font-family="Arial" style:font-family-generic="swiss" style:font-pitch="variable" fo:font-size="14pt"/>
    </style:style>
    <style:style style:name="T12" style:family="text">
      <style:text-properties fo:font-size="18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ample Topology" draw:style-name="dp1" draw:master-page-name="Standard">
        <office:forms form:automatic-focus="false" form:apply-design-mode="false"/>
        <draw:custom-shape draw:style-name="gr1" draw:text-style-name="P1" draw:layer="layout" svg:width="6cm" svg:height="7cm" svg:x="22.25cm" svg:y="18.847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25cm" svg:height="8.903cm" svg:x="12.75cm" svg:y="18.847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cm" svg:height="6.45cm" svg:x="12cm" svg:y="12.147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5cm" svg:height="9.403cm" svg:x="1cm" svg:y="12.097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7cm" svg:height="6cm" svg:x="1cm" svg:y="5.847cm">
          <text:p text:style-name="P3"/>
          <draw:enhanced-geometry svg:viewBox="0 0 21600 21600" draw:type="rectangle" draw:enhanced-path="M 0 0 L 21600 0 21600 21600 0 21600 0 0 Z N"/>
        </draw:custom-shape>
        <draw:g draw:id="id3">
          <draw:custom-shape draw:style-name="gr6" draw:text-style-name="P2" draw:layer="layout" svg:width="3.75cm" svg:height="1.75cm" svg:x="2.5cm" svg:y="8.847cm">
            <text:p text:style-name="P2">PCIe Device</text:p>
            <text:p text:style-name="P2"><text:span text:style-name="T1">send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3.75cm" svg:y="8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layer="layout" svg:width="3.182cm" svg:height="0.966cm" svg:x="1.318cm" svg:y="6.347cm">
          <draw:text-box>
            <text:p text:style-name="P3">Bus no. 1</text:p>
          </draw:text-box>
        </draw:frame>
        <draw:g>
          <draw:custom-shape draw:style-name="gr6" draw:text-style-name="P2" draw:layer="layout" svg:width="6.5cm" svg:height="3.25cm" svg:x="10.684cm" svg:y="3.047cm">
            <text:p text:style-name="P2">Root Complex</text:p>
            <text:p text:style-name="P2"><text:span text:style-name="T1">rootComplex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25cm" svg:height="0.5cm" svg:x="12.784cm" svg:y="6.0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25cm" svg:height="0.5cm" svg:x="13.234cm" svg:y="2.7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9.566cm" svg:height="0.81cm" svg:x="9.434cm" svg:y="2.097cm">
            <draw:text-box>
              <text:p text:style-name="P3"><text:span text:style-name="T2">Proprietary connection to CPU / Software</text:span></text:p>
            </draw:text-box>
          </draw:frame>
        </draw:g>
        <draw:g draw:id="id6">
          <draw:custom-shape draw:style-name="gr6" draw:text-style-name="P2" draw:layer="layout" svg:width="5cm" svg:height="2.75cm" svg:x="18.5cm" svg:y="10.097cm">
            <text:p text:style-name="P2">Switch</text:p>
            <text:p text:style-name="P2"><text:span text:style-name="T3">router2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19.8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0.3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6" draw:text-style-name="P2" draw:layer="layout" svg:width="5cm" svg:height="2.75cm" svg:x="16.75cm" svg:y="16.847cm">
            <text:p text:style-name="P2">Switch</text:p>
            <text:p text:style-name="P2"><text:span text:style-name="T3">router3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18.1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8.6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7">
          <draw:custom-shape draw:style-name="gr6" draw:text-style-name="P2" draw:layer="layout" svg:width="5cm" svg:height="2.75cm" svg:x="23cm" svg:y="16.847cm">
            <text:p text:style-name="P2">Switch</text:p>
            <text:p text:style-name="P2"><text:span text:style-name="T3">router4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24.35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4.85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6" draw:text-style-name="P2" draw:layer="layout" svg:width="5cm" svg:height="2.75cm" svg:x="7cm" svg:y="10.097cm">
            <text:p text:style-name="P2">Switch</text:p>
            <text:p text:style-name="P2"><text:span text:style-name="T3">router1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8.3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8.8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6" draw:text-style-name="P2" draw:layer="layout" svg:width="3.75cm" svg:height="1.75cm" svg:x="12.25cm" svg:y="15.597cm">
            <text:p text:style-name="P2">PCIe Device</text:p>
            <text:p text:style-name="P2"><text:span text:style-name="T1">recv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3.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custom-shape draw:style-name="gr6" draw:text-style-name="P2" draw:layer="layout" svg:width="3.75cm" svg:height="1.75cm" svg:x="7.6cm" svg:y="15.597cm">
            <text:p text:style-name="P2">PCIe Device</text:p>
            <text:p text:style-name="P2"><text:span text:style-name="T1">recv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8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custom-shape draw:style-name="gr6" draw:text-style-name="P2" draw:layer="layout" svg:width="3.75cm" svg:height="1.75cm" svg:x="2.6cm" svg:y="15.597cm">
            <text:p text:style-name="P2">PCIe Device</text:p>
            <text:p text:style-name="P2"><text:span text:style-name="T1">send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3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1">
          <draw:custom-shape draw:style-name="gr6" draw:text-style-name="P2" draw:layer="layout" svg:width="3.75cm" svg:height="1.75cm" svg:x="23.632cm" svg:y="22.847cm">
            <text:p text:style-name="P2">PCIe Device</text:p>
            <text:p text:style-name="P2"><text:span text:style-name="T1">send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4.882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custom-shape draw:style-name="gr6" draw:text-style-name="P2" draw:layer="layout" svg:width="3.75cm" svg:height="1.75cm" svg:x="17.718cm" svg:y="22.847cm">
            <text:p text:style-name="P2">PCIe Device</text:p>
            <text:p text:style-name="P2"><text:span text:style-name="T1">recv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8.968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custom-shape draw:style-name="gr6" draw:text-style-name="P2" draw:layer="layout" svg:width="3.75cm" svg:height="1.75cm" svg:x="13.25cm" svg:y="22.847cm">
            <text:p text:style-name="P2">PCIe Device</text:p>
            <text:p text:style-name="P2"><text:span text:style-name="T1">recv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4.5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9.475cm" svg:y1="15.347cm" svg:x2="9.5cm" svg:y2="13.097cm" draw:start-shape="id1" draw:start-glue-point="0" draw:end-shape="id2" draw:end-glue-point="2">
          <text:p text:style-name="P3"/>
        </draw:connector>
        <draw:connector draw:style-name="gr11" draw:text-style-name="P1" draw:layer="layout" svg:x1="4.375cm" svg:y1="8.597cm" svg:x2="13.1cm" svg:y2="6.59cm" draw:start-shape="id3" draw:start-glue-point="0">
          <text:p text:style-name="P3"/>
        </draw:connector>
        <draw:connector draw:style-name="gr12" draw:text-style-name="P1" draw:layer="layout" svg:x1="14.125cm" svg:y1="15.347cm" svg:x2="20.166cm" svg:y2="13.14cm" draw:start-shape="id4" draw:start-glue-point="0">
          <text:p text:style-name="P3"/>
        </draw:connector>
        <draw:connector draw:style-name="gr12" draw:text-style-name="P1" draw:layer="layout" svg:x1="19.25cm" svg:y1="16.597cm" svg:x2="21cm" svg:y2="13.097cm" draw:start-shape="id5" draw:start-glue-point="0" draw:end-shape="id6" draw:end-glue-point="2">
          <text:p text:style-name="P3"/>
        </draw:connector>
        <draw:connector draw:style-name="gr12" draw:text-style-name="P1" draw:layer="layout" svg:x1="25.5cm" svg:y1="16.597cm" svg:x2="21.618cm" svg:y2="13.14cm" draw:start-shape="id7" draw:start-glue-point="0">
          <text:p text:style-name="P3"/>
        </draw:connector>
        <draw:connector draw:style-name="gr12" draw:text-style-name="P1" draw:layer="layout" svg:x1="4.475cm" svg:y1="15.347cm" svg:x2="8.68cm" svg:y2="13.108cm" draw:start-shape="id8" draw:start-glue-point="0">
          <text:p text:style-name="P3"/>
        </draw:connector>
        <draw:connector draw:style-name="gr12" draw:text-style-name="P1" draw:layer="layout" svg:x1="9.5cm" svg:y1="9.847cm" svg:x2="13.939cm" svg:y2="6.59cm" draw:start-shape="id2" draw:start-glue-point="0">
          <text:p text:style-name="P3"/>
        </draw:connector>
        <draw:connector draw:style-name="gr12" draw:text-style-name="P1" draw:layer="layout" svg:x1="21cm" svg:y1="9.847cm" svg:x2="14.617cm" svg:y2="6.59cm" draw:start-shape="id6" draw:start-glue-point="0">
          <text:p text:style-name="P3"/>
        </draw:connector>
        <draw:connector draw:style-name="gr12" draw:text-style-name="P1" draw:layer="layout" svg:x1="15.125cm" svg:y1="22.597cm" svg:x2="18.488cm" svg:y2="19.884cm" draw:start-shape="id9" draw:start-glue-point="0">
          <text:p text:style-name="P3"/>
        </draw:connector>
        <draw:connector draw:style-name="gr12" draw:text-style-name="P1" draw:layer="layout" svg:x1="19.593cm" svg:y1="22.597cm" svg:x2="19.618cm" svg:y2="19.916cm" draw:start-shape="id10" draw:start-glue-point="0">
          <text:p text:style-name="P3"/>
        </draw:connector>
        <draw:connector draw:style-name="gr12" draw:text-style-name="P1" draw:layer="layout" svg:x1="25.507cm" svg:y1="22.597cm" svg:x2="25.5cm" svg:y2="19.847cm" draw:start-shape="id11" draw:start-glue-point="0" draw:end-shape="id7" draw:end-glue-point="2">
          <text:p text:style-name="P3"/>
        </draw:connector>
        <draw:frame draw:style-name="gr8" draw:layer="layout" svg:width="3.182cm" svg:height="0.966cm" svg:x="1.318cm" svg:y="12.597cm">
          <draw:text-box>
            <text:p text:style-name="P3">Bus no. 3</text:p>
          </draw:text-box>
        </draw:frame>
        <draw:frame draw:style-name="gr8" draw:layer="layout" svg:width="3.182cm" svg:height="0.966cm" svg:x="12.5cm" svg:y="12.597cm">
          <draw:text-box>
            <text:p text:style-name="P3">Bus no. 5</text:p>
          </draw:text-box>
        </draw:frame>
        <draw:frame draw:style-name="gr8" draw:layer="layout" svg:width="3.182cm" svg:height="0.966cm" svg:x="13.25cm" svg:y="19.347cm">
          <draw:text-box>
            <text:p text:style-name="P3">Bus no. 7</text:p>
          </draw:text-box>
        </draw:frame>
        <draw:frame draw:style-name="gr13" draw:text-style-name="P5" draw:layer="layout" svg:width="3.182cm" svg:height="0.966cm" svg:x="22.318cm" svg:y="20.131cm">
          <draw:text-box>
            <text:p text:style-name="P3"><text:span text:style-name="T4">Bus no. 9</text:span></text:p>
          </draw:text-box>
        </draw:frame>
        <draw:frame draw:style-name="gr14" draw:text-style-name="P6" draw:layer="layout" svg:width="3.565cm" svg:height="1.351cm" svg:x="2.4cm" svg:y="17.347cm">
          <draw:text-box>
            <text:p text:style-name="P3"><text:span text:style-name="T5">b: 0x A200</text:span></text:p>
            <text:p text:style-name="P3"><text:span text:style-name="T5">h: 0x A2FF</text:span></text:p>
          </draw:text-box>
        </draw:frame>
        <draw:frame draw:style-name="gr14" draw:text-style-name="P6" draw:layer="layout" svg:width="3.565cm" svg:height="1.351cm" svg:x="7.4cm" svg:y="17.348cm">
          <draw:text-box>
            <text:p text:style-name="P3"><text:span text:style-name="T5">b: 0x B100</text:span></text:p>
            <text:p text:style-name="P3"><text:span text:style-name="T5">h: 0x B1FF</text:span></text:p>
          </draw:text-box>
        </draw:frame>
        <draw:frame draw:style-name="gr14" draw:text-style-name="P6" draw:layer="layout" svg:width="3.565cm" svg:height="1.351cm" svg:x="2.35cm" svg:y="10.597cm">
          <draw:text-box>
            <text:p text:style-name="P3"><text:span text:style-name="T5">b: 0x A100</text:span></text:p>
            <text:p text:style-name="P3"><text:span text:style-name="T5">h: 0x A1FF</text:span></text:p>
          </draw:text-box>
        </draw:frame>
        <draw:frame draw:style-name="gr14" draw:text-style-name="P6" draw:layer="layout" svg:width="3.565cm" svg:height="1.351cm" svg:x="12.042cm" svg:y="17.396cm">
          <draw:text-box>
            <text:p text:style-name="P3"><text:span text:style-name="T5">b: 0x B200</text:span></text:p>
            <text:p text:style-name="P3"><text:span text:style-name="T5">h: 0x B2FF</text:span></text:p>
          </draw:text-box>
        </draw:frame>
        <draw:frame draw:style-name="gr14" draw:text-style-name="P6" draw:layer="layout" svg:width="3.565cm" svg:height="1.351cm" svg:x="13.1cm" svg:y="24.647cm">
          <draw:text-box>
            <text:p text:style-name="P3"><text:span text:style-name="T5">b: 0x B300</text:span></text:p>
            <text:p text:style-name="P3"><text:span text:style-name="T5">h: 0x B3FF</text:span></text:p>
          </draw:text-box>
        </draw:frame>
        <draw:frame draw:style-name="gr14" draw:text-style-name="P6" draw:layer="layout" svg:width="3.565cm" svg:height="1.351cm" svg:x="17.6cm" svg:y="24.648cm">
          <draw:text-box>
            <text:p text:style-name="P3"><text:span text:style-name="T5">b: 0x B400</text:span></text:p>
            <text:p text:style-name="P3"><text:span text:style-name="T5">h: 0x B4FF</text:span></text:p>
          </draw:text-box>
        </draw:frame>
        <draw:frame draw:style-name="gr14" draw:text-style-name="P7" draw:layer="layout" svg:width="3.565cm" svg:height="1.351cm" svg:x="23.5cm" svg:y="24.649cm">
          <draw:text-box>
            <text:p text:style-name="P3"><text:span text:style-name="T6">b: 0x A300</text:span></text:p>
            <text:p text:style-name="P3"><text:span text:style-name="T6">h: 0x A3FF</text:span></text:p>
          </draw:text-box>
        </draw:frame>
        <draw:frame draw:style-name="gr14" draw:text-style-name="P4" draw:layer="layout" svg:width="2.642cm" svg:height="0.91cm" svg:x="2.4cm" svg:y="7.737cm">
          <draw:text-box>
            <text:p text:style-name="P3"><text:span text:style-name="T2">dev no. 0</text:span></text:p>
          </draw:text-box>
        </draw:frame>
        <draw:frame draw:style-name="gr15" draw:text-style-name="P3" draw:layer="layout" svg:width="2.642cm" svg:height="0.911cm" svg:x="7.526cm" svg:y="9.097cm">
          <draw:text-box>
            <text:p text:style-name="P3"><text:span text:style-name="T2">dev no. 1</text:span></text:p>
          </draw:text-box>
        </draw:frame>
        <draw:frame draw:style-name="gr15" draw:text-style-name="P3" draw:layer="layout" svg:width="2.642cm" svg:height="0.911cm" svg:x="7.44cm" svg:y="14.536cm">
          <draw:text-box>
            <text:p text:style-name="P3"><text:span text:style-name="T2">dev no. 1</text:span></text:p>
          </draw:text-box>
        </draw:frame>
        <draw:frame draw:style-name="gr14" draw:text-style-name="P4" draw:layer="layout" svg:width="2.642cm" svg:height="0.91cm" svg:x="2.5cm" svg:y="14.597cm">
          <draw:text-box>
            <text:p text:style-name="P3"><text:span text:style-name="T2">dev no. 0</text:span></text:p>
          </draw:text-box>
        </draw:frame>
        <draw:frame draw:style-name="gr14" draw:text-style-name="P4" draw:layer="layout" svg:width="2.642cm" svg:height="0.91cm" svg:x="13.1cm" svg:y="21.847cm">
          <draw:text-box>
            <text:p text:style-name="P3"><text:span text:style-name="T2">dev no. 0</text:span></text:p>
          </draw:text-box>
        </draw:frame>
        <draw:frame draw:style-name="gr14" draw:text-style-name="P8" draw:layer="layout" svg:width="2.642cm" svg:height="0.91cm" svg:x="23.558cm" svg:y="21.787cm">
          <draw:text-box>
            <text:p text:style-name="P3"><text:span text:style-name="T7">dev no. 0</text:span></text:p>
          </draw:text-box>
        </draw:frame>
        <draw:frame draw:style-name="gr14" draw:text-style-name="P4" draw:layer="layout" svg:width="2.642cm" svg:height="0.91cm" svg:x="12.1cm" svg:y="14.537cm">
          <draw:text-box>
            <text:p text:style-name="P3"><text:span text:style-name="T2">dev no. 0</text:span></text:p>
          </draw:text-box>
        </draw:frame>
        <draw:frame draw:style-name="gr15" draw:text-style-name="P3" draw:layer="layout" svg:width="2.642cm" svg:height="0.911cm" svg:x="23.526cm" svg:y="15.886cm">
          <draw:text-box>
            <text:p text:style-name="P3"><text:span text:style-name="T2">dev no. 2</text:span></text:p>
          </draw:text-box>
        </draw:frame>
        <draw:frame draw:style-name="gr14" draw:text-style-name="P6" draw:layer="layout" svg:width="3.565cm" svg:height="1.351cm" svg:x="7.4cm" svg:y="18.449cm">
          <draw:text-box>
            <text:p text:style-name="P3"><text:span text:style-name="T5">b: 0x D100</text:span></text:p>
            <text:p text:style-name="P3"><text:span text:style-name="T5">h: 0x D1FF</text:span></text:p>
          </draw:text-box>
        </draw:frame>
        <draw:frame draw:style-name="gr15" draw:text-style-name="P3" draw:layer="layout" svg:width="2.642cm" svg:height="0.911cm" svg:x="18.95cm" svg:y="9.086cm">
          <draw:text-box>
            <text:p text:style-name="P3"><text:span text:style-name="T2">dev no. 2</text:span></text:p>
          </draw:text-box>
        </draw:frame>
        <draw:frame draw:style-name="gr15" draw:text-style-name="P3" draw:layer="layout" svg:width="2.642cm" svg:height="0.911cm" svg:x="17.576cm" svg:y="21.847cm">
          <draw:text-box>
            <text:p text:style-name="P3"><text:span text:style-name="T2">dev no. 1</text:span></text:p>
          </draw:text-box>
        </draw:frame>
        <draw:frame draw:style-name="gr15" draw:text-style-name="P3" draw:layer="layout" svg:width="2.642cm" svg:height="0.911cm" svg:x="17.208cm" svg:y="15.847cm">
          <draw:text-box>
            <text:p text:style-name="P3"><text:span text:style-name="T2">dev no. 1</text:span></text:p>
          </draw:text-box>
        </draw:frame>
        <draw:custom-shape draw:style-name="gr16" draw:text-style-name="P9" draw:layer="layout" svg:width="27.7cm" svg:height="1.5cm" svg:x="1cm" svg:y="0.5cm">
          <text:p text:style-name="P2"><text:span text:style-name="T8">Example Topology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968cm" svg:height="1.91cm" svg:x="7.401cm" svg:y="19.55cm">
          <draw:text-box>
            <text:p text:style-name="P3"><text:span text:style-name="T9">IO addr. space:</text:span></text:p>
            <text:p text:style-name="P3"><text:span text:style-name="T10"><text:s/></text:span><text:span text:style-name="T10">b: 0x B050</text:span></text:p>
            <text:p text:style-name="P3"><text:span text:style-name="T10"><text:s/></text:span><text:span text:style-name="T10">h: 0x B250</text:span></text:p>
          </draw:text-box>
        </draw:frame>
        <draw:frame draw:style-name="gr14" draw:text-style-name="P10" draw:layer="layout" svg:width="3.968cm" svg:height="1.91cm" svg:x="13.082cm" svg:y="25.8cm">
          <draw:text-box>
            <text:p text:style-name="P3"><text:span text:style-name="T9">IO addr. space:</text:span></text:p>
            <text:p text:style-name="P3"><text:span text:style-name="T10"><text:s/></text:span><text:span text:style-name="T10">b: 0x B300</text:span></text:p>
            <text:p text:style-name="P3"><text:span text:style-name="T10"><text:s/></text:span><text:span text:style-name="T10">h: 0x B3FF</text:span></text:p>
          </draw:text-box>
        </draw:frame>
        <draw:frame draw:style-name="gr14" draw:text-style-name="P10" draw:layer="layout" svg:width="3.968cm" svg:height="1.91cm" svg:x="17.582cm" svg:y="25.8cm">
          <draw:text-box>
            <text:p text:style-name="P3"><text:span text:style-name="T9">IO addr. space:</text:span></text:p>
            <text:p text:style-name="P3"><text:span text:style-name="T10"><text:s/></text:span><text:span text:style-name="T10">b: 0x E000</text:span></text:p>
            <text:p text:style-name="P3"><text:span text:style-name="T10"><text:s/></text:span><text:span text:style-name="T10">h: 0x E1FF</text:span></text:p>
          </draw:text-box>
        </draw:frame>
        <draw:frame draw:style-name="gr14" draw:text-style-name="P6" draw:layer="layout" svg:width="6.406cm" svg:height="2.062cm" svg:x="21.094cm" svg:y="29.188cm">
          <draw:text-box>
            <text:p text:style-name="P3"><text:span text:style-name="T11">Memory address space:</text:span></text:p>
            <text:p text:style-name="P11"><text:span text:style-name="T11">base addr.:</text:span><text:span text:style-name="T11"><text:tab/></text:span><text:span text:style-name="T5">b: 0x B100</text:span></text:p>
            <text:p text:style-name="P11"><text:span text:style-name="T11">high addr:</text:span><text:span text:style-name="T11"><text:tab/></text:span><text:span text:style-name="T5">h: 0x B1FF</text:span></text:p>
          </draw:text-box>
        </draw:frame>
        <draw:custom-shape draw:style-name="gr17" draw:text-style-name="P1" draw:layer="layout" svg:width="7.5cm" svg:height="3.5cm" svg:x="20.5cm" svg:y="28.5cm">
          <text:p text:style-name="P3"/>
          <draw:enhanced-geometry svg:viewBox="0 0 21600 21600" draw:mirror-vertical="false" draw:mirror-horizontal="false" draw:extrusion="false" draw:type="rectangle" draw:enhanced-path="M 0 0 L 21600 0 21600 21600 0 21600 0 0 Z N"/>
        </draw:custom-shape>
      </draw:page>
      <draw:page draw:name="Locked Path" draw:style-name="dp1" draw:master-page-name="Standard">
        <office:forms form:automatic-focus="false" form:apply-design-mode="false"/>
        <draw:custom-shape draw:style-name="gr1" draw:text-style-name="P1" draw:layer="layout" svg:width="6cm" svg:height="7cm" svg:x="22.251cm" svg:y="18.8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7cm" svg:x="12.751cm" svg:y="18.8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cm" svg:height="6.45cm" svg:x="12.001cm" svg:y="12.12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5cm" svg:height="7.75cm" svg:x="1.001cm" svg:y="12.07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7cm" svg:height="6cm" svg:x="1cm" svg:y="5.82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6cm" svg:height="2.5cm" svg:x="14.401cm" svg:y="5.82cm">
          <text:p text:style-name="P3"/>
          <draw:enhanced-geometry svg:viewBox="0 0 21600 21600" draw:type="rectangle" draw:enhanced-path="M 0 0 L 21600 0 21600 21600 0 21600 0 0 Z N"/>
        </draw:custom-shape>
        <draw:g draw:id="id14">
          <draw:custom-shape draw:style-name="gr6" draw:text-style-name="P2" draw:layer="layout" svg:width="3.75cm" svg:height="1.75cm" svg:x="2.501cm" svg:y="8.82cm">
            <text:p text:style-name="P2">PCIe Device</text:p>
            <text:p text:style-name="P2"><text:span text:style-name="T1">send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3.751cm" svg:y="8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12" draw:layer="layout" svg:width="3.182cm" svg:height="0.966cm" svg:x="1.319cm" svg:y="6.32cm">
          <draw:text-box>
            <text:p text:style-name="P3"><text:span text:style-name="T12">Bus no. 1</text:span></text:p>
          </draw:text-box>
        </draw:frame>
        <draw:g>
          <draw:custom-shape draw:style-name="gr6" draw:text-style-name="P2" draw:layer="layout" svg:width="6.5cm" svg:height="3.25cm" svg:x="10.685cm" svg:y="3.02cm">
            <text:p text:style-name="P2">Root Complex</text:p>
            <text:p text:style-name="P2"><text:span text:style-name="T1">rootComplex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25cm" svg:height="0.5cm" svg:x="12.785cm" svg:y="6.0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25cm" svg:height="0.5cm" svg:x="13.235cm" svg:y="2.7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9.566cm" svg:height="0.81cm" svg:x="9.435cm" svg:y="2.07cm">
            <draw:text-box>
              <text:p text:style-name="P3"><text:span text:style-name="T2">Proprietary connection to CPU / Software</text:span></text:p>
            </draw:text-box>
          </draw:frame>
        </draw:g>
        <draw:custom-shape draw:style-name="gr18" draw:text-style-name="P1" draw:layer="layout" svg:width="5.5cm" svg:height="3.43cm" svg:x="18.251cm" svg:y="9.82cm">
          <text:p text:style-name="P3"/>
          <draw:enhanced-geometry svg:viewBox="0 0 21600 21600" draw:type="rectangle" draw:enhanced-path="M 0 0 L 21600 0 21600 21600 0 21600 0 0 Z N"/>
        </draw:custom-shape>
        <draw:g draw:id="id17">
          <draw:custom-shape draw:style-name="gr6" draw:text-style-name="P2" draw:layer="layout" svg:width="5cm" svg:height="2.75cm" svg:x="18.501cm" svg:y="10.07cm">
            <text:p text:style-name="P2">Switch</text:p>
            <text:p text:style-name="P2"><text:span text:style-name="T3">router2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19.851cm" svg:y="12.5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0.351cm" svg:y="9.8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5.5cm" svg:height="3.5cm" svg:x="16.451cm" svg:y="16.62cm">
          <text:p text:style-name="P3"/>
          <draw:enhanced-geometry svg:viewBox="0 0 21600 21600" draw:type="rectangle" draw:enhanced-path="M 0 0 L 21600 0 21600 21600 0 21600 0 0 Z N"/>
        </draw:custom-shape>
        <draw:g draw:id="id16">
          <draw:custom-shape draw:style-name="gr6" draw:text-style-name="P2" draw:layer="layout" svg:width="5cm" svg:height="2.75cm" svg:x="16.751cm" svg:y="16.82cm">
            <text:p text:style-name="P2">Switch</text:p>
            <text:p text:style-name="P2"><text:span text:style-name="T3">router3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18.101cm" svg:y="19.3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8.601cm" svg:y="16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8">
          <draw:custom-shape draw:style-name="gr6" draw:text-style-name="P2" draw:layer="layout" svg:width="5cm" svg:height="2.75cm" svg:x="23.001cm" svg:y="16.82cm">
            <text:p text:style-name="P2">Switch</text:p>
            <text:p text:style-name="P2"><text:span text:style-name="T3">router4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24.351cm" svg:y="19.3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4.851cm" svg:y="16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3">
          <draw:custom-shape draw:style-name="gr6" draw:text-style-name="P2" draw:layer="layout" svg:width="5cm" svg:height="2.75cm" svg:x="7.001cm" svg:y="10.07cm">
            <text:p text:style-name="P2">Switch</text:p>
            <text:p text:style-name="P2"><text:span text:style-name="T3">router1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2.25cm" svg:height="0.5cm" svg:x="8.351cm" svg:y="12.5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8.851cm" svg:y="9.8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5">
          <draw:custom-shape draw:style-name="gr6" draw:text-style-name="P2" draw:layer="layout" svg:width="3.75cm" svg:height="1.75cm" svg:x="12.251cm" svg:y="15.57cm">
            <text:p text:style-name="P2">PCIe Device</text:p>
            <text:p text:style-name="P2"><text:span text:style-name="T1">recv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3.501cm" svg:y="15.3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2">
          <draw:custom-shape draw:style-name="gr6" draw:text-style-name="P2" draw:layer="layout" svg:width="3.75cm" svg:height="1.75cm" svg:x="7.601cm" svg:y="15.57cm">
            <text:p text:style-name="P2">PCIe Device</text:p>
            <text:p text:style-name="P2"><text:span text:style-name="T1">recv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8.851cm" svg:y="15.3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9">
          <draw:custom-shape draw:style-name="gr6" draw:text-style-name="P2" draw:layer="layout" svg:width="3.75cm" svg:height="1.75cm" svg:x="2.601cm" svg:y="15.57cm">
            <text:p text:style-name="P2">PCIe Device</text:p>
            <text:p text:style-name="P2"><text:span text:style-name="T1">send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3.851cm" svg:y="15.3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2">
          <draw:custom-shape draw:style-name="gr6" draw:text-style-name="P2" draw:layer="layout" svg:width="3.75cm" svg:height="1.75cm" svg:x="23.633cm" svg:y="22.82cm">
            <text:p text:style-name="P2">PCIe Device</text:p>
            <text:p text:style-name="P2"><text:span text:style-name="T1">send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24.883cm" svg:y="22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1">
          <draw:custom-shape draw:style-name="gr6" draw:text-style-name="P2" draw:layer="layout" svg:width="3.75cm" svg:height="1.75cm" svg:x="17.719cm" svg:y="22.82cm">
            <text:p text:style-name="P2">PCIe Device</text:p>
            <text:p text:style-name="P2"><text:span text:style-name="T1">recv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8.969cm" svg:y="22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0">
          <draw:custom-shape draw:style-name="gr6" draw:text-style-name="P2" draw:layer="layout" svg:width="3.75cm" svg:height="1.75cm" svg:x="13.251cm" svg:y="22.82cm">
            <text:p text:style-name="P2">PCIe Device</text:p>
            <text:p text:style-name="P2"><text:span text:style-name="T1">recv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5cm" svg:height="0.5cm" svg:x="14.501cm" svg:y="22.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9.476cm" svg:y1="15.32cm" svg:x2="9.501cm" svg:y2="13.07cm" draw:start-shape="id12" draw:start-glue-point="0" draw:end-shape="id13" draw:end-glue-point="2">
          <text:p text:style-name="P3"/>
        </draw:connector>
        <draw:connector draw:style-name="gr11" draw:text-style-name="P1" draw:layer="layout" svg:x1="4.376cm" svg:y1="8.57cm" svg:x2="13.101cm" svg:y2="6.563cm" draw:start-shape="id14" draw:start-glue-point="0">
          <text:p text:style-name="P3"/>
        </draw:connector>
        <draw:connector draw:style-name="gr12" draw:text-style-name="P1" draw:layer="layout" svg:x1="14.126cm" svg:y1="15.32cm" svg:x2="20.167cm" svg:y2="13.113cm" draw:start-shape="id15" draw:start-glue-point="0">
          <text:p text:style-name="P3"/>
        </draw:connector>
        <draw:connector draw:style-name="gr12" draw:text-style-name="P1" draw:layer="layout" svg:x1="19.251cm" svg:y1="16.57cm" svg:x2="21.001cm" svg:y2="13.07cm" draw:start-shape="id16" draw:start-glue-point="0" draw:end-shape="id17" draw:end-glue-point="2">
          <text:p text:style-name="P3"/>
        </draw:connector>
        <draw:connector draw:style-name="gr12" draw:text-style-name="P1" draw:layer="layout" svg:x1="25.501cm" svg:y1="16.57cm" svg:x2="21.619cm" svg:y2="13.113cm" draw:start-shape="id18" draw:start-glue-point="0">
          <text:p text:style-name="P3"/>
        </draw:connector>
        <draw:connector draw:style-name="gr12" draw:text-style-name="P1" draw:layer="layout" svg:x1="4.476cm" svg:y1="15.32cm" svg:x2="8.681cm" svg:y2="13.081cm" draw:start-shape="id19" draw:start-glue-point="0">
          <text:p text:style-name="P3"/>
        </draw:connector>
        <draw:connector draw:style-name="gr12" draw:text-style-name="P1" draw:layer="layout" svg:x1="9.501cm" svg:y1="9.82cm" svg:x2="13.94cm" svg:y2="6.563cm" draw:start-shape="id13" draw:start-glue-point="0">
          <text:p text:style-name="P3"/>
        </draw:connector>
        <draw:connector draw:style-name="gr12" draw:text-style-name="P1" draw:layer="layout" svg:x1="21.001cm" svg:y1="9.82cm" svg:x2="14.618cm" svg:y2="6.563cm" draw:start-shape="id17" draw:start-glue-point="0">
          <text:p text:style-name="P3"/>
        </draw:connector>
        <draw:connector draw:style-name="gr12" draw:text-style-name="P1" draw:layer="layout" svg:x1="15.126cm" svg:y1="22.57cm" svg:x2="18.489cm" svg:y2="19.857cm" draw:start-shape="id20" draw:start-glue-point="0">
          <text:p text:style-name="P3"/>
        </draw:connector>
        <draw:connector draw:style-name="gr12" draw:text-style-name="P1" draw:layer="layout" svg:x1="19.594cm" svg:y1="22.57cm" svg:x2="19.619cm" svg:y2="19.889cm" draw:start-shape="id21" draw:start-glue-point="0">
          <text:p text:style-name="P3"/>
        </draw:connector>
        <draw:connector draw:style-name="gr12" draw:text-style-name="P1" draw:layer="layout" svg:x1="25.508cm" svg:y1="22.57cm" svg:x2="25.501cm" svg:y2="19.82cm" draw:start-shape="id22" draw:start-glue-point="0" draw:end-shape="id18" draw:end-glue-point="2">
          <text:p text:style-name="P3"/>
        </draw:connector>
        <draw:frame draw:style-name="gr8" draw:text-style-name="P12" draw:layer="layout" svg:width="3.182cm" svg:height="0.966cm" svg:x="1.319cm" svg:y="12.57cm">
          <draw:text-box>
            <text:p text:style-name="P3"><text:span text:style-name="T12">Bus no. 3</text:span></text:p>
          </draw:text-box>
        </draw:frame>
        <draw:frame draw:style-name="gr8" draw:text-style-name="P12" draw:layer="layout" svg:width="3.182cm" svg:height="0.966cm" svg:x="12.501cm" svg:y="12.57cm">
          <draw:text-box>
            <text:p text:style-name="P3"><text:span text:style-name="T12">Bus no. 5</text:span></text:p>
          </draw:text-box>
        </draw:frame>
        <draw:frame draw:style-name="gr8" draw:text-style-name="P12" draw:layer="layout" svg:width="3.182cm" svg:height="0.966cm" svg:x="13.251cm" svg:y="19.32cm">
          <draw:text-box>
            <text:p text:style-name="P3"><text:span text:style-name="T12">Bus no. 7</text:span></text:p>
          </draw:text-box>
        </draw:frame>
        <draw:frame draw:style-name="gr13" draw:text-style-name="P13" draw:layer="layout" svg:width="3.182cm" svg:height="0.966cm" svg:x="22.319cm" svg:y="20.104cm">
          <draw:text-box>
            <text:p text:style-name="P3"><text:span text:style-name="T13">Bus no. 9</text:span></text:p>
          </draw:text-box>
        </draw:frame>
        <draw:frame draw:style-name="gr14" draw:text-style-name="P14" draw:layer="layout" svg:width="4.158cm" svg:height="1.351cm" svg:x="2.401cm" svg:y="17.32cm">
          <draw:text-box>
            <text:p text:style-name="P3"><text:span text:style-name="T5">0x 0000 A200</text:span></text:p>
            <text:p text:style-name="P3"><text:span text:style-name="T5">0x 0000 A2FF</text:span></text:p>
          </draw:text-box>
        </draw:frame>
        <draw:frame draw:style-name="gr14" draw:text-style-name="P14" draw:layer="layout" svg:width="4.158cm" svg:height="1.351cm" svg:x="7.401cm" svg:y="17.321cm">
          <draw:text-box>
            <text:p text:style-name="P3"><text:span text:style-name="T5">0x 0000 B100</text:span></text:p>
            <text:p text:style-name="P3"><text:span text:style-name="T5">0x 0000 B1FF</text:span></text:p>
          </draw:text-box>
        </draw:frame>
        <draw:frame draw:style-name="gr14" draw:text-style-name="P14" draw:layer="layout" svg:width="4.158cm" svg:height="1.351cm" svg:x="2.351cm" svg:y="10.57cm">
          <draw:text-box>
            <text:p text:style-name="P3"><text:span text:style-name="T5">0x 0000 A100</text:span></text:p>
            <text:p text:style-name="P3"><text:span text:style-name="T5">0x 0000 A1FF</text:span></text:p>
          </draw:text-box>
        </draw:frame>
        <draw:frame draw:style-name="gr14" draw:text-style-name="P14" draw:layer="layout" svg:width="4.158cm" svg:height="1.351cm" svg:x="12.043cm" svg:y="17.369cm">
          <draw:text-box>
            <text:p text:style-name="P3"><text:span text:style-name="T5">0x 0000 B200</text:span></text:p>
            <text:p text:style-name="P3"><text:span text:style-name="T5">0x 0000 B2FF</text:span></text:p>
          </draw:text-box>
        </draw:frame>
        <draw:frame draw:style-name="gr14" draw:text-style-name="P14" draw:layer="layout" svg:width="4.158cm" svg:height="1.351cm" svg:x="13.101cm" svg:y="24.62cm">
          <draw:text-box>
            <text:p text:style-name="P3"><text:span text:style-name="T5">0x 0000 B300</text:span></text:p>
            <text:p text:style-name="P3"><text:span text:style-name="T5">0x 0000 B3FF</text:span></text:p>
          </draw:text-box>
        </draw:frame>
        <draw:frame draw:style-name="gr14" draw:text-style-name="P14" draw:layer="layout" svg:width="4.158cm" svg:height="1.351cm" svg:x="17.601cm" svg:y="24.621cm">
          <draw:text-box>
            <text:p text:style-name="P3"><text:span text:style-name="T5">0x 0000 B400</text:span></text:p>
            <text:p text:style-name="P3"><text:span text:style-name="T5">0x 0000 B4FF</text:span></text:p>
          </draw:text-box>
        </draw:frame>
        <draw:frame draw:style-name="gr14" draw:text-style-name="P7" draw:layer="layout" svg:width="4.158cm" svg:height="1.351cm" svg:x="23.501cm" svg:y="24.622cm">
          <draw:text-box>
            <text:p text:style-name="P3"><text:span text:style-name="T6">0x 0000 A300</text:span></text:p>
            <text:p text:style-name="P3"><text:span text:style-name="T6">0x 0000 A3FF</text:span></text:p>
          </draw:text-box>
        </draw:frame>
        <draw:frame draw:style-name="gr14" draw:text-style-name="P15" draw:layer="layout" svg:width="2.642cm" svg:height="0.91cm" svg:x="2.401cm" svg:y="7.71cm">
          <draw:text-box>
            <text:p text:style-name="P3"><text:span text:style-name="T2">dev no. 0</text:span></text:p>
          </draw:text-box>
        </draw:frame>
        <draw:frame draw:style-name="gr15" draw:text-style-name="P12" draw:layer="layout" svg:width="2.642cm" svg:height="0.911cm" svg:x="7.527cm" svg:y="9.07cm">
          <draw:text-box>
            <text:p text:style-name="P3"><text:span text:style-name="T2">dev no. 1</text:span></text:p>
          </draw:text-box>
        </draw:frame>
        <draw:frame draw:style-name="gr15" draw:text-style-name="P12" draw:layer="layout" svg:width="2.642cm" svg:height="0.911cm" svg:x="7.441cm" svg:y="14.509cm">
          <draw:text-box>
            <text:p text:style-name="P3"><text:span text:style-name="T2">dev no. 1</text:span></text:p>
          </draw:text-box>
        </draw:frame>
        <draw:frame draw:style-name="gr14" draw:text-style-name="P15" draw:layer="layout" svg:width="2.642cm" svg:height="0.91cm" svg:x="2.501cm" svg:y="14.57cm">
          <draw:text-box>
            <text:p text:style-name="P3"><text:span text:style-name="T2">dev no. 0</text:span></text:p>
          </draw:text-box>
        </draw:frame>
        <draw:frame draw:style-name="gr14" draw:text-style-name="P15" draw:layer="layout" svg:width="2.642cm" svg:height="0.91cm" svg:x="13.101cm" svg:y="21.82cm">
          <draw:text-box>
            <text:p text:style-name="P3"><text:span text:style-name="T2">dev no. 0</text:span></text:p>
          </draw:text-box>
        </draw:frame>
        <draw:frame draw:style-name="gr14" draw:text-style-name="P8" draw:layer="layout" svg:width="2.642cm" svg:height="0.91cm" svg:x="23.559cm" svg:y="21.76cm">
          <draw:text-box>
            <text:p text:style-name="P3"><text:span text:style-name="T7">dev no. 0</text:span></text:p>
          </draw:text-box>
        </draw:frame>
        <draw:frame draw:style-name="gr14" draw:text-style-name="P15" draw:layer="layout" svg:width="2.642cm" svg:height="0.91cm" svg:x="12.101cm" svg:y="14.51cm">
          <draw:text-box>
            <text:p text:style-name="P3"><text:span text:style-name="T2">dev no. 0</text:span></text:p>
          </draw:text-box>
        </draw:frame>
        <draw:frame draw:style-name="gr15" draw:text-style-name="P12" draw:layer="layout" svg:width="2.642cm" svg:height="0.911cm" svg:x="23.527cm" svg:y="15.859cm">
          <draw:text-box>
            <text:p text:style-name="P3"><text:span text:style-name="T2">dev no. 2</text:span></text:p>
          </draw:text-box>
        </draw:frame>
        <draw:frame draw:style-name="gr14" draw:text-style-name="P14" draw:layer="layout" svg:width="4.158cm" svg:height="1.351cm" svg:x="7.401cm" svg:y="18.422cm">
          <draw:text-box>
            <text:p text:style-name="P3"><text:span text:style-name="T5">0x 0000 D100</text:span></text:p>
            <text:p text:style-name="P3"><text:span text:style-name="T5">0x 0000 D1FF</text:span></text:p>
          </draw:text-box>
        </draw:frame>
        <draw:custom-shape draw:style-name="gr18" draw:text-style-name="P1" draw:layer="layout" svg:width="0.5cm" svg:height="2.25cm" svg:x="20.751cm" svg:y="7.57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5cm" svg:height="0.75cm" svg:x="15.001cm" svg:y="7.57cm"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642cm" svg:height="0.911cm" svg:x="18.951cm" svg:y="9.059cm">
          <draw:text-box>
            <text:p text:style-name="P3"><text:span text:style-name="T2">dev no. 2</text:span></text:p>
          </draw:text-box>
        </draw:frame>
        <draw:custom-shape draw:style-name="gr18" draw:text-style-name="P1" draw:layer="layout" svg:width="0.5cm" svg:height="1.82cm" svg:x="20.751cm" svg:y="13.25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2.5cm" svg:x="19.351cm" svg:y="20.07cm"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642cm" svg:height="0.911cm" svg:x="17.577cm" svg:y="21.82cm">
          <draw:text-box>
            <text:p text:style-name="P3"><text:span text:style-name="T2">dev no. 1</text:span></text:p>
          </draw:text-box>
        </draw:frame>
        <draw:custom-shape draw:style-name="gr18" draw:text-style-name="P1" draw:layer="layout" svg:width="0.5cm" svg:height="2.05cm" svg:x="19.001cm" svg:y="14.52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5cm" svg:height="0.5cm" svg:x="19.501cm" svg:y="14.57cm"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642cm" svg:height="0.911cm" svg:x="17.209cm" svg:y="15.82cm">
          <draw:text-box>
            <text:p text:style-name="P3"><text:span text:style-name="T2">dev no. 1</text:span></text:p>
          </draw:text-box>
        </draw:frame>
        <draw:custom-shape draw:style-name="gr18" draw:text-style-name="P1" draw:layer="layout" svg:width="1cm" svg:height="1cm" svg:x="22.998cm" svg:y="2.75cm">
          <text:p text:style-name="P3"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952cm" svg:height="0.966cm" svg:x="24.048cm" svg:y="2.784cm">
          <draw:text-box>
            <text:p text:style-name="P3"><text:span text:style-name="T12">Locked path</text:span></text:p>
          </draw:text-box>
        </draw:frame>
        <draw:custom-shape draw:style-name="gr16" draw:text-style-name="P9" draw:layer="layout" svg:width="27.7cm" svg:height="1.5cm" svg:x="1cm" svg:y="0.5cm">
          <text:p text:style-name="P2"><text:span text:style-name="T8">Locked Pa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5cm" svg:height="3.5cm" svg:x="21cm" svg:y="2.25cm">
          <text:p text:style-name="P3"/>
          <draw:enhanced-geometry svg:viewBox="0 0 21600 21600" draw:extrusion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7-09-19T13:49:56</meta:creation-date>
    <dc:date>2007-11-05T17:09:06</dc:date>
    <dc:language>de-DE</dc:language>
    <meta:editing-cycles>38</meta:editing-cycles>
    <meta:editing-duration>PT21H21M52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